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aaba" officeooo:paragraph-rsid="0010aaba"/>
    </style:style>
    <style:style style:name="P2" style:family="paragraph" style:parent-style-name="Standard">
      <style:text-properties officeooo:paragraph-rsid="00156477"/>
    </style:style>
    <style:style style:name="P3" style:family="paragraph" style:parent-style-name="Standard">
      <style:text-properties officeooo:paragraph-rsid="00172b85"/>
    </style:style>
    <style:style style:name="P4" style:family="paragraph" style:parent-style-name="Standard">
      <style:text-properties officeooo:paragraph-rsid="00178e7e"/>
    </style:style>
    <style:style style:name="T1" style:family="text">
      <style:text-properties officeooo:rsid="0010aaba"/>
    </style:style>
    <style:style style:name="T2" style:family="text">
      <style:text-properties officeooo:rsid="0011de80"/>
    </style:style>
    <style:style style:name="T3" style:family="text">
      <style:text-properties officeooo:rsid="00139bef"/>
    </style:style>
    <style:style style:name="T4" style:family="text">
      <style:text-properties officeooo:rsid="00156477"/>
    </style:style>
    <style:style style:name="T5" style:family="text">
      <style:text-properties officeooo:rsid="0016b582"/>
    </style:style>
    <style:style style:name="T6" style:family="text">
      <style:text-properties officeooo:rsid="00172b85"/>
    </style:style>
    <style:style style:name="T7" style:family="text">
      <style:text-properties officeooo:rsid="00178e7e"/>
    </style:style>
    <style:style style:name="T8" style:family="text">
      <style:text-properties officeooo:rsid="00188db2"/>
    </style:style>
    <style:style style:name="T9" style:family="text">
      <style:text-properties officeooo:rsid="001a5359"/>
    </style:style>
    <style:style style:name="T10" style:family="text">
      <style:text-properties officeooo:rsid="001b6317"/>
    </style:style>
    <style:style style:name="T11" style:family="text">
      <style:text-properties officeooo:rsid="001c7c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Rocco</text:p>
      <text:p text:style-name="P1">CISC3160</text:p>
      <text:p text:style-name="P1">Lab 5 – Old Program Revision</text:p>
      <text:p text:style-name="P1"/>
      <text:p text:style-name="P2"><text:span text:style-name="T1"><text:tab/>The program I chose to review is a multithreading assignment from last semester. <text:s/></text:span><text:span text:style-name="T2">The actual code that I submitted at the end </text:span><text:span text:style-name="T3">had no major issues, but the way I went about editing it could have been made much simpler using the git integration in netbeans. <text:s/>The program itself is a demonstration of understanding how a Process ID manager works. <text:s/>The specific code I am reviewing is a revision of an earlier assignment that implements multithreading. <text:s/></text:span></text:p>
      <text:p text:style-name="P4"><text:span text:style-name="T4"><text:tab/>A large part of the early homework involved a design document and description of what the program does. <text:s/>These were very useful in </text:span><text:span text:style-name="T5">reminding me what each method did and why it did it. <text:s/>The original assignment for a PID manager was designed with C++ in mind as the language it was to be programmed in. <text:s text:c="2"/>The actual set of PIDs was probably intended to be allocated using malloc, but since the assignments are required to be in java for Brooklyn College the Java method Bitset was used instead. <text:s/></text:span><text:span text:style-name="T6">This was run by the Professor beforehand and allowed. <text:s/></text:span><text:span text:style-name="T7">Java isn’t a good choice for writing actual OS level functions due to it running in a Virtual Machine, so the assignment was treated as a proof of concept.</text:span><text:span text:style-name="T6"> <text:s/></text:span><text:span text:style-name="T7">The PIDs before the minimum allowed for the PID manager were allocated and unused, since it was assumed they were reserved for system processes. <text:s/></text:span><text:span text:style-name="T8">It would be interesting trying to shift the IDs from the minimum and starting there, but there was no reason to complicate things. <text:s/>An actual OS level function would try to squeeze all possible memory and speed out of everything, but this isn’t really doable with Java so clarity was focused on instead.</text:span></text:p>
      <text:p text:style-name="P4"><text:span text:style-name="T6"><text:tab/>The program was written with the idea of keeping to the original specifications. <text:s/>Homework 1 passed the BitSet between each method, something I didn’t like about it since it didn’t keep to the original specs. <text:s text:c="2"/>When it came to revising it for homework 2 I put it in a protected static class, which would prevent anything from outside </text:span><text:span text:style-name="T7">the class it was in from</text:span><text:span text:style-name="T6"> doing anything to it, </text:span><text:span text:style-name="T8">avoiding a global variable</text:span><text:span text:style-name="T6">. <text:s/></text:span><text:span text:style-name="T8">The Netbeans IDE actually suggested using runnable for the multithreading method, which is why its name is RunnableImpl. <text:s/>If I had a git repository set up at the time I would be able to see how it was originally implemented. <text:s/>I actually set up a separate project when trying to </text:span><text:span text:style-name="T9">move the BitSet to an internal class</text:span><text:span text:style-name="T8"> instead of opening a branch </text:span><text:span text:style-name="T11">in get</text:span><text:span text:style-name="T8">. <text:s/></text:span><text:span text:style-name="T9">This means there is a separate project with a similar name in <text:s/>Netbeans that doesn’t actually work with a similar name to the final one. <text:s/>This obviously leads to confusion and will be avoided in the future. <text:s/>The </text:span><text:span text:style-name="T10">file Cis3320hw2_broke.java in HW2 is the file in the old project folder, it doesn’t work correctly yet. <text:s/></text:span></text:p>
      <text:p text:style-name="P3"><text:tab/><text:span text:style-name="T3"> There were a few changes I would make to the final version </text:span><text:span text:style-name="T7">of Homework 2</text:span><text:span text:style-name="T3"> I submitted. </text:span><text:span text:style-name="T7">As an example,</text:span><text:span text:style-name="T3"> putting the max number of threads in a static final variable declared at the beginning like I did with the maximum and minimum value for process IDs. <text:s/></text:span><text:span text:style-name="T5">The check for if the </text:span><text:span text:style-name="T6">map</text:span><text:span text:style-name="T5"> was allocated could be done without a variable, just putting the function call in the if statement, </text:span><text:span text:style-name="T8">which would require a check for success instead of failure. <text:s/>These are demonstrated in the revised version uploaded </text:span><text:span text:style-name="T10">to “src/main/java/mr/cis3360lab5”</text:span><text:span text:style-name="T8">. <text:s/></text:span><text:span text:style-name="T10">This was created in Netbeans and uploaded directly, with a gitignore created for things like class files and maven’s lst files. <text:s/></text:span><text:span text:style-name="T11">I probably should have made a branch for the revisions compared to hw2, but the edits were made before uploading to github and are only on my own computer. <text:s/>This isn’t too big a problem but if I was working with others I should be more explicit about what the program is doing.</text:span></text:p>
      <text:p text:style-name="P1"><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3T11:53:22.688000000</meta:creation-date>
    <dc:date>2021-05-04T11:10:42.381000000</dc:date>
    <meta:editing-duration>PT30M</meta:editing-duration>
    <meta:editing-cycles>3</meta:editing-cycles>
    <meta:generator>LibreOffice/7.0.1.2$Windows_X86_64 LibreOffice_project/7cbcfc562f6eb6708b5ff7d7397325de9e764452</meta:generator>
    <meta:document-statistic meta:table-count="0" meta:image-count="0" meta:object-count="0" meta:page-count="1" meta:paragraph-count="8" meta:word-count="643" meta:character-count="3674" meta:non-whitespace-character-count="3000"/>
  </office:meta>
</office:document-meta>
</file>